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row>
          <table:table-cell office:value-type="string">
            <text:p>could you please revise all features and tests?</text:p>
            <text:p>i want more scenarios for each. Also, verify if the tests are complex enough and add more</text:p>
          </table:table-cell>
          <table:table-cell office:value-type="string">
            <text:p>ele ficou preso em vários momentos gerando coisas que resultam em erro.</text:p>
          </table:table-cell>
          <table:table-cell office:value-type="string">
            <text:p>Mais ou menos</text:p>
          </table:table-cell>
          <table:table-cell office:value-type="string">
            <text:p>realmente criou mais cenários e subiu o nível dos testes existentes, mas demorou bastante no ciclo de consertar os próprios erros.</text:p>
          </table:table-cell>
          <table:table-cell office:value-type="string">
            <text:p>-</text:p>
          </table:table-cell>
        </table:table-row>
        <table:table-row>
          <table:table-cell office:value-type="string">
            <text:p>now I want you to revise all system and ensure the best security prectices, type validation, clear user messages and feedback and exception handling.</text:p>
          </table:table-cell>
          <table:table-cell office:value-type="string">
            <text:p>ficou em loop em alguns momentos. precisei interromper</text:p>
          </table:table-cell>
          <table:table-cell office:value-type="string">
            <text:p>Mais ou menos</text:p>
          </table:table-cell>
          <table:table-cell office:value-type="string">
            <text:p>adicionou vários tratamentos que faltavam no código</text:p>
          </table:table-cell>
          <table:table-cell office:value-type="string">
            <text:p>-</text:p>
          </table:table-cell>
        </table:table-row>
        <table:table-row>
          <table:table-cell office:value-type="string">
            <text:p>it shouldnt let me create a question without choices. or without selecting at least one right</text:p>
          </table:table-cell>
          <table:table-cell office:value-type="string">
            <text:p>-</text:p>
          </table:table-cell>
          <table:table-cell office:value-type="string">
            <text:p>OK</text:p>
          </table:table-cell>
          <table:table-cell office:value-type="string">
            <text:p>adicionou o que pedi</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